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>
      <style:graphic-properties svg:stroke-color="#ff0000" draw:fill="none" draw:textarea-vertical-align="middle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objectwithoutfill">
      <style:graphic-properties svg:stroke-color="#00ff00" draw:fill="none" draw:textarea-vertical-align="middle"/>
    </style:style>
    <style:style style:name="gr254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text-properties style:font-name="Arial1" fo:font-size="11pt" style:font-size-asian="18pt" style:font-size-complex="18pt"/>
    </style:style>
    <style:style style:name="P3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4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text-align="end"/>
      <style:text-properties style:font-name="Arial1" fo:font-size="11pt" style:font-size-asian="18pt" style:font-size-complex="18pt"/>
    </style:style>
    <style:style style:name="P28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3" draw:layer="Texts" svg:width="4.38cm" svg:height="1.559cm" svg:x="12.511cm" svg:y="13.874cm">
          <draw:text-box>
            <text:p text:style-name="P2">Current Attempt<text:line-break/>(attendance<text:line-break/>facing)</text:p>
          </draw:text-box>
        </draw:frame>
        <draw:path draw:style-name="gr3" draw:text-style-name="P4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5" draw:layer="layout" svg:width="0.457cm" svg:height="0.37cm" svg:x="21.206cm" svg:y="7.07cm" svg:viewBox="0 0 458 371" draw:points="0,106 0,0 458,265 458,371">
          <text:p/>
        </draw:polygon>
        <draw:polygon draw:style-name="gr5" draw:text-style-name="P5" draw:layer="layout" svg:width="0.457cm" svg:height="0.449cm" svg:x="21.573cm" svg:y="6.673cm" svg:viewBox="0 0 458 450" draw:points="0,185 0,0 458,265 458,450">
          <text:p/>
        </draw:polygon>
        <draw:polygon draw:style-name="gr6" draw:text-style-name="P6" draw:layer="layout" svg:width="0.824cm" svg:height="0.476cm" svg:x="21.206cm" svg:y="6.858cm" svg:viewBox="0 0 825 477" draw:points="0,212 366,0 825,265 458,477">
          <text:p/>
        </draw:polygon>
        <draw:line draw:style-name="gr7" draw:text-style-name="P7" draw:layer="layout" svg:x1="21.573cm" svg:y1="6.858cm" svg:x2="22.031cm" svg:y2="7.123cm">
          <text:p/>
        </draw:line>
        <draw:polygon draw:style-name="gr8" draw:text-style-name="P8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5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9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6" draw:layer="layout" svg:width="1.557cm" svg:height="0.899cm" svg:x="20.702cm" svg:y="5.004cm" svg:viewBox="0 0 1558 900" draw:points="1466,900 0,53 92,0 1558,848">
          <text:p/>
        </draw:polygon>
        <draw:polygon draw:style-name="gr12" draw:text-style-name="P8" draw:layer="layout" svg:width="0.091cm" svg:height="1.217cm" svg:x="22.169cm" svg:y="5.852cm" svg:viewBox="0 0 92 1218" draw:points="0,1218 0,53 92,0 92,1165">
          <text:p/>
        </draw:polygon>
        <draw:polygon draw:style-name="gr13" draw:text-style-name="P10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4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5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6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8" draw:layer="layout" svg:width="0.224cm" svg:height="2.73cm" svg:x="12.434cm" svg:y="13.933cm" svg:viewBox="0 0 225 2731" draw:points="0,2731 0,130 225,0 225,2601">
          <text:p/>
        </draw:polygon>
        <draw:polygon draw:style-name="gr18" draw:text-style-name="P10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1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4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21" draw:text-style-name="P8" draw:layer="layout" svg:width="1.158cm" svg:height="1.347cm" svg:x="12.772cm" svg:y="6.25cm" svg:viewBox="0 0 1159 1348" draw:points="0,1348 0,708 1159,0 1159,674">
              <text:p/>
            </draw:polygon>
            <draw:polygon draw:style-name="gr22" draw:text-style-name="P5" draw:layer="layout" svg:width="1.171cm" svg:height="1.347cm" svg:x="11.6cm" svg:y="6.25cm" svg:viewBox="0 0 1172 1348" draw:points="7,674 0,0 1172,708 1172,1348">
              <text:p/>
            </draw:polygon>
            <draw:polygon draw:style-name="gr23" draw:text-style-name="P5" draw:layer="layout" svg:width="2.33cm" svg:height="1.38cm" svg:x="11.6cm" svg:y="5.576cm" svg:viewBox="0 0 2331 1381" draw:points="1172,1381 0,674 1165,0 2331,708">
              <text:p/>
            </draw:polygon>
            <draw:polygon draw:style-name="gr24" draw:text-style-name="P12" draw:layer="layout" svg:width="0.232cm" svg:height="0.134cm" svg:x="12.649cm" svg:y="6.351cm" svg:viewBox="0 0 233 135" draw:points="117,135 0,67 117,0 233,67">
              <text:p/>
            </draw:polygon>
            <draw:polygon draw:style-name="gr25" draw:text-style-name="P12" draw:layer="layout" svg:width="0.232cm" svg:height="0.134cm" svg:x="12.474cm" svg:y="6.25cm" svg:viewBox="0 0 233 135" draw:points="117,135 0,67 117,0 233,67">
              <text:p/>
            </draw:polygon>
            <draw:polygon draw:style-name="gr26" draw:text-style-name="P12" draw:layer="layout" svg:width="0.232cm" svg:height="0.134cm" svg:x="12.649cm" svg:y="6.149cm" svg:viewBox="0 0 233 135" draw:points="117,135 0,67 117,0 233,67">
              <text:p/>
            </draw:polygon>
            <draw:polygon draw:style-name="gr27" draw:text-style-name="P12" draw:layer="layout" svg:width="0.232cm" svg:height="0.134cm" svg:x="12.824cm" svg:y="6.25cm" svg:viewBox="0 0 233 135" draw:points="117,135 0,67 117,0 233,67">
              <text:p/>
            </draw:polygon>
            <draw:line draw:style-name="gr28" draw:text-style-name="P7" draw:layer="layout" svg:x1="12.241cm" svg:y1="7.26cm" svg:x2="12.358cm" svg:y2="7.193cm">
              <text:p/>
            </draw:line>
            <draw:line draw:style-name="gr29" draw:text-style-name="P7" draw:layer="layout" svg:x1="12.008cm" svg:y1="6.485cm" svg:x2="13.115cm" svg:y2="5.845cm">
              <text:p/>
            </draw:line>
            <draw:line draw:style-name="gr30" draw:text-style-name="P7" draw:layer="layout" svg:x1="12.882cm" svg:y1="7.126cm" svg:x2="13.814cm" svg:y2="6.587cm">
              <text:p/>
            </draw:line>
            <draw:line draw:style-name="gr31" draw:text-style-name="P7" draw:layer="layout" svg:x1="12.882cm" svg:y1="7.227cm" svg:x2="13.814cm" svg:y2="6.688cm">
              <text:p/>
            </draw:line>
            <draw:line draw:style-name="gr32" draw:text-style-name="P7" draw:layer="layout" svg:x1="12.882cm" svg:y1="7.328cm" svg:x2="13.814cm" svg:y2="6.789cm">
              <text:p/>
            </draw:line>
            <draw:line draw:style-name="gr33" draw:text-style-name="P7" draw:layer="layout" svg:x1="12.882cm" svg:y1="7.429cm" svg:x2="13.814cm" svg:y2="6.89cm">
              <text:p/>
            </draw:line>
            <draw:line draw:style-name="gr34" draw:text-style-name="P7" draw:layer="layout" svg:x1="12.474cm" svg:y1="6.755cm" svg:x2="13.581cm" svg:y2="6.115cm">
              <text:p/>
            </draw:line>
            <draw:line draw:style-name="gr35" draw:text-style-name="P7" draw:layer="layout" svg:x1="12.882cm" svg:y1="7.025cm" svg:x2="13.814cm" svg:y2="6.486cm">
              <text:p/>
            </draw:line>
            <draw:line draw:style-name="gr36" draw:text-style-name="P7" draw:layer="layout" svg:x1="12.416cm" svg:y1="6.89cm" svg:x2="12.707cm" svg:y2="7.059cm">
              <text:p/>
            </draw:line>
            <draw:line draw:style-name="gr37" draw:text-style-name="P7" draw:layer="layout" svg:x1="12.474cm" svg:y1="7.025cm" svg:x2="12.707cm" svg:y2="7.16cm">
              <text:p/>
            </draw:line>
            <draw:line draw:style-name="gr38" draw:text-style-name="P7" draw:layer="layout" svg:x1="12.474cm" svg:y1="7.126cm" svg:x2="12.707cm" svg:y2="7.261cm">
              <text:p/>
            </draw:line>
            <draw:line draw:style-name="gr39" draw:text-style-name="P7" draw:layer="layout" svg:x1="12.416cm" svg:y1="7.193cm" svg:x2="12.707cm" svg:y2="7.362cm">
              <text:p/>
            </draw:line>
            <draw:line draw:style-name="gr40" draw:text-style-name="P7" draw:layer="layout" svg:x1="12.357cm" svg:y1="7.26cm" svg:x2="12.707cm" svg:y2="7.462cm">
              <text:p/>
            </draw:line>
            <draw:line draw:style-name="gr41" draw:text-style-name="P7" draw:layer="layout" svg:x1="11.658cm" svg:y1="6.452cm" svg:x2="12.008cm" svg:y2="6.654cm">
              <text:p/>
            </draw:line>
            <draw:line draw:style-name="gr42" draw:text-style-name="P7" draw:layer="layout" svg:x1="11.658cm" svg:y1="6.553cm" svg:x2="12.008cm" svg:y2="6.755cm">
              <text:p/>
            </draw:line>
            <draw:line draw:style-name="gr43" draw:text-style-name="P7" draw:layer="layout" svg:x1="11.658cm" svg:y1="6.654cm" svg:x2="12.008cm" svg:y2="6.856cm">
              <text:p/>
            </draw:line>
            <draw:line draw:style-name="gr44" draw:text-style-name="P7" draw:layer="layout" svg:x1="11.658cm" svg:y1="6.755cm" svg:x2="12.008cm" svg:y2="6.957cm">
              <text:p/>
            </draw:line>
            <draw:line draw:style-name="gr45" draw:text-style-name="P7" draw:layer="layout" svg:x1="11.658cm" svg:y1="6.856cm" svg:x2="12.008cm" svg:y2="7.058cm">
              <text:p/>
            </draw:line>
            <draw:path draw:style-name="gr46" draw:text-style-name="P8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47" draw:text-style-name="P9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48" draw:text-style-name="P7" draw:layer="layout" svg:x1="11.891cm" svg:y1="6.721cm" svg:x2="12.066cm" svg:y2="6.62cm">
              <text:p/>
            </draw:line>
            <draw:path draw:style-name="gr49" draw:text-style-name="P10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4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5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6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8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10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4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6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3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8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8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5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6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4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10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5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4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66" draw:text-style-name="P5" draw:layer="layout" svg:width="0.228cm" svg:height="0.264cm" svg:x="13.561cm" svg:y="7.666cm" svg:viewBox="0 0 229 265" draw:points="0,159 46,0 229,106 183,265">
              <text:p/>
            </draw:polygon>
            <draw:polygon draw:style-name="gr67" draw:text-style-name="P6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68" draw:text-style-name="P8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69" draw:text-style-name="P10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0" draw:text-style-name="P14" draw:layer="layout" svg:width="0.474cm" svg:height="0.957cm" svg:x="13.961cm" svg:y="6.615cm" svg:viewBox="0 0 475 958" draw:points="475,958 475,274 0,0 0,685">
          <text:p/>
        </draw:polygon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71" draw:text-style-name="P4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72" draw:text-style-name="P6" draw:layer="layout" svg:width="0.772cm" svg:height="0.447cm" svg:x="19.825cm" svg:y="6.014cm" svg:viewBox="0 0 773 448" draw:points="258,0 0,149 0,298 258,448 516,448 773,298">
              <text:p/>
            </draw:polygon>
            <draw:polygon draw:style-name="gr73" draw:text-style-name="P16" draw:layer="layout" svg:width="0.257cm" svg:height="0.447cm" svg:x="20.341cm" svg:y="6.536cm" svg:viewBox="0 0 258 448" draw:points="258,298 258,0 0,149 0,448">
              <text:p/>
            </draw:polygon>
            <draw:polygon draw:style-name="gr74" draw:text-style-name="P17" draw:layer="layout" svg:width="0.257cm" svg:height="0.297cm" svg:x="20.083cm" svg:y="6.685cm" svg:viewBox="0 0 258 298" draw:points="258,298 258,0 0,0 0,298">
              <text:p/>
            </draw:polygon>
            <draw:polygon draw:style-name="gr75" draw:text-style-name="P17" draw:layer="layout" svg:width="0.257cm" svg:height="0.447cm" svg:x="19.825cm" svg:y="6.536cm" svg:viewBox="0 0 258 448" draw:points="258,448 258,149 0,0 0,298">
              <text:p/>
            </draw:polygon>
            <draw:polygon draw:style-name="gr76" draw:text-style-name="P8" draw:layer="layout" svg:width="0.257cm" svg:height="0.372cm" svg:x="20.341cm" svg:y="6.312cm" svg:viewBox="0 0 258 373" draw:points="258,224 258,0 0,149 0,373">
              <text:p/>
            </draw:polygon>
            <draw:polygon draw:style-name="gr77" draw:text-style-name="P18" draw:layer="layout" svg:width="0.257cm" svg:height="0.223cm" svg:x="20.083cm" svg:y="6.462cm" svg:viewBox="0 0 258 224" draw:points="258,224 258,0 0,0 0,224">
              <text:p/>
            </draw:polygon>
            <draw:polygon draw:style-name="gr78" draw:text-style-name="P5" draw:layer="layout" svg:width="0.257cm" svg:height="0.372cm" svg:x="19.825cm" svg:y="6.312cm" svg:viewBox="0 0 258 373" draw:points="258,373 258,149 0,0 0,224">
              <text:p/>
            </draw:polygon>
            <draw:polygon draw:style-name="gr79" draw:text-style-name="P5" draw:layer="layout" svg:width="0.257cm" svg:height="0.223cm" svg:x="20.341cm" svg:y="6.835cm" svg:viewBox="0 0 258 224" draw:points="258,75 258,0 0,149 0,224">
              <text:p/>
            </draw:polygon>
            <draw:polygon draw:style-name="gr80" draw:text-style-name="P18" draw:layer="layout" svg:width="0.257cm" svg:height="0.074cm" svg:x="20.083cm" svg:y="6.984cm" svg:viewBox="0 0 258 75" draw:points="258,75 258,0 0,0 0,75">
              <text:p/>
            </draw:polygon>
            <draw:polygon draw:style-name="gr81" draw:text-style-name="P5" draw:layer="layout" svg:width="0.257cm" svg:height="0.223cm" svg:x="19.825cm" svg:y="6.835cm" svg:viewBox="0 0 258 224" draw:points="258,224 258,149 0,0 0,75">
              <text:p/>
            </draw:polygon>
            <draw:polygon draw:style-name="gr82" draw:text-style-name="P10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83" draw:text-style-name="P19" draw:layer="layout" svg:x1="17.267cm" svg:y1="14.265cm" svg:x2="19.934cm" svg:y2="12.798cm">
          <text:p/>
        </draw:line>
        <draw:line draw:style-name="gr83" draw:text-style-name="P19" draw:layer="layout" svg:x1="13cm" svg:y1="16.265cm" svg:x2="19.867cm" svg:y2="12.531cm">
          <text:p/>
        </draw:line>
        <draw:line draw:style-name="gr83" draw:text-style-name="P19" draw:layer="layout" svg:x1="20.4cm" svg:y1="13.065cm" svg:x2="19.933cm" svg:y2="12.798cm">
          <text:p/>
        </draw:line>
        <draw:line draw:style-name="gr83" draw:text-style-name="P19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4" draw:text-style-name="P4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85" draw:text-style-name="P6" draw:layer="layout" svg:width="2.155cm" svg:height="1.245cm" svg:x="16.241cm" svg:y="14.491cm" svg:viewBox="0 0 2156 1246" draw:points="871,1246 2156,504 1285,0 0,742">
              <text:p/>
            </draw:polygon>
            <draw:polygon draw:style-name="gr86" draw:text-style-name="P20" draw:layer="layout" svg:width="1.421cm" svg:height="0.821cm" svg:x="16.47cm" svg:y="14.624cm" svg:viewBox="0 0 1422 822" draw:points="1422,212 1055,0 0,610 367,822">
              <text:p/>
            </draw:polygon>
            <draw:polygon draw:style-name="gr87" draw:text-style-name="P8" draw:layer="layout" svg:width="1.284cm" svg:height="1.908cm" svg:x="16.241cm" svg:y="13.324cm" svg:viewBox="0 0 1285 1909" draw:points="1285,1167 1285,0 0,742 0,1909">
              <text:p/>
            </draw:polygon>
            <draw:polygon draw:style-name="gr88" draw:text-style-name="P9" draw:layer="layout" svg:width="1.192cm" svg:height="1.669cm" svg:x="16.286cm" svg:y="13.404cm" svg:viewBox="0 0 1193 1670" draw:points="1193,981 1193,0 0,689 0,1670">
              <text:p/>
            </draw:polygon>
            <draw:polygon draw:style-name="gr89" draw:text-style-name="P6" draw:layer="layout" svg:width="1.329cm" svg:height="0.768cm" svg:x="16.195cm" svg:y="13.298cm" svg:viewBox="0 0 1330 769" draw:points="46,769 1330,27 1285,0 0,742">
              <text:p/>
            </draw:polygon>
            <draw:polygon draw:style-name="gr90" draw:text-style-name="P5" draw:layer="layout" svg:width="0.045cm" svg:height="1.192cm" svg:x="16.195cm" svg:y="14.04cm" svg:viewBox="0 0 46 1193" draw:points="46,1193 46,27 0,0 0,1167">
              <text:p/>
            </draw:polygon>
            <draw:polygon draw:style-name="gr91" draw:text-style-name="P5" draw:layer="layout" svg:width="0.87cm" svg:height="0.635cm" svg:x="16.241cm" svg:y="15.233cm" svg:viewBox="0 0 871 636" draw:points="871,636 871,504 0,0 0,133">
              <text:p/>
            </draw:polygon>
            <draw:line draw:style-name="gr92" draw:text-style-name="P7" draw:layer="layout" svg:x1="17.8cm" svg:y1="14.783cm" svg:x2="16.745cm" svg:y2="15.393cm">
              <text:p/>
            </draw:line>
            <draw:line draw:style-name="gr93" draw:text-style-name="P7" draw:layer="layout" svg:x1="17.708cm" svg:y1="14.73cm" svg:x2="16.653cm" svg:y2="15.34cm">
              <text:p/>
            </draw:line>
            <draw:line draw:style-name="gr94" draw:text-style-name="P7" draw:layer="layout" svg:x1="17.616cm" svg:y1="14.677cm" svg:x2="16.561cm" svg:y2="15.287cm">
              <text:p/>
            </draw:line>
            <draw:line draw:style-name="gr95" draw:text-style-name="P7" draw:layer="layout" svg:x1="16.7cm" svg:y1="15.207cm" svg:x2="16.608cm" svg:y2="15.154cm">
              <text:p/>
            </draw:line>
            <draw:line draw:style-name="gr96" draw:text-style-name="P7" draw:layer="layout" svg:x1="16.791cm" svg:y1="15.154cm" svg:x2="16.699cm" svg:y2="15.101cm">
              <text:p/>
            </draw:line>
            <draw:line draw:style-name="gr97" draw:text-style-name="P7" draw:layer="layout" svg:x1="16.883cm" svg:y1="15.101cm" svg:x2="16.791cm" svg:y2="15.048cm">
              <text:p/>
            </draw:line>
            <draw:line draw:style-name="gr98" draw:text-style-name="P7" draw:layer="layout" svg:x1="16.837cm" svg:y1="15.233cm" svg:x2="16.745cm" svg:y2="15.18cm">
              <text:p/>
            </draw:line>
            <draw:line draw:style-name="gr99" draw:text-style-name="P7" draw:layer="layout" svg:x1="16.929cm" svg:y1="15.18cm" svg:x2="16.837cm" svg:y2="15.127cm">
              <text:p/>
            </draw:line>
            <draw:line draw:style-name="gr100" draw:text-style-name="P7" draw:layer="layout" svg:x1="17.02cm" svg:y1="15.127cm" svg:x2="16.928cm" svg:y2="15.074cm">
              <text:p/>
            </draw:line>
            <draw:line draw:style-name="gr101" draw:text-style-name="P7" draw:layer="layout" svg:x1="16.975cm" svg:y1="15.048cm" svg:x2="16.883cm" svg:y2="14.995cm">
              <text:p/>
            </draw:line>
            <draw:line draw:style-name="gr102" draw:text-style-name="P7" draw:layer="layout" svg:x1="17.112cm" svg:y1="15.074cm" svg:x2="17.02cm" svg:y2="15.021cm">
              <text:p/>
            </draw:line>
            <draw:line draw:style-name="gr103" draw:text-style-name="P7" draw:layer="layout" svg:x1="17.067cm" svg:y1="14.995cm" svg:x2="16.975cm" svg:y2="14.942cm">
              <text:p/>
            </draw:line>
            <draw:line draw:style-name="gr104" draw:text-style-name="P7" draw:layer="layout" svg:x1="17.158cm" svg:y1="14.942cm" svg:x2="17.066cm" svg:y2="14.889cm">
              <text:p/>
            </draw:line>
            <draw:line draw:style-name="gr105" draw:text-style-name="P7" draw:layer="layout" svg:x1="17.25cm" svg:y1="14.889cm" svg:x2="17.158cm" svg:y2="14.836cm">
              <text:p/>
            </draw:line>
            <draw:line draw:style-name="gr106" draw:text-style-name="P7" draw:layer="layout" svg:x1="17.204cm" svg:y1="15.021cm" svg:x2="17.112cm" svg:y2="14.968cm">
              <text:p/>
            </draw:line>
            <draw:line draw:style-name="gr107" draw:text-style-name="P7" draw:layer="layout" svg:x1="17.296cm" svg:y1="14.968cm" svg:x2="17.204cm" svg:y2="14.915cm">
              <text:p/>
            </draw:line>
            <draw:line draw:style-name="gr108" draw:text-style-name="P7" draw:layer="layout" svg:x1="17.387cm" svg:y1="14.915cm" svg:x2="17.295cm" svg:y2="14.862cm">
              <text:p/>
            </draw:line>
            <draw:line draw:style-name="gr109" draw:text-style-name="P7" draw:layer="layout" svg:x1="17.342cm" svg:y1="14.836cm" svg:x2="17.25cm" svg:y2="14.783cm">
              <text:p/>
            </draw:line>
            <draw:line draw:style-name="gr110" draw:text-style-name="P7" draw:layer="layout" svg:x1="17.479cm" svg:y1="14.862cm" svg:x2="17.387cm" svg:y2="14.809cm">
              <text:p/>
            </draw:line>
            <draw:line draw:style-name="gr111" draw:text-style-name="P7" draw:layer="layout" svg:x1="17.433cm" svg:y1="14.783cm" svg:x2="17.341cm" svg:y2="14.73cm">
              <text:p/>
            </draw:line>
            <draw:line draw:style-name="gr112" draw:text-style-name="P7" draw:layer="layout" svg:x1="17.525cm" svg:y1="14.73cm" svg:x2="17.433cm" svg:y2="14.677cm">
              <text:p/>
            </draw:line>
            <draw:line draw:style-name="gr113" draw:text-style-name="P7" draw:layer="layout" svg:x1="17.571cm" svg:y1="14.809cm" svg:x2="17.479cm" svg:y2="14.756cm">
              <text:p/>
            </draw:line>
            <draw:line draw:style-name="gr114" draw:text-style-name="P7" draw:layer="layout" svg:x1="16.975cm" svg:y1="15.26cm" svg:x2="16.883cm" svg:y2="15.207cm">
              <text:p/>
            </draw:line>
            <draw:line draw:style-name="gr115" draw:text-style-name="P7" draw:layer="layout" svg:x1="17.067cm" svg:y1="15.207cm" svg:x2="16.975cm" svg:y2="15.154cm">
              <text:p/>
            </draw:line>
            <draw:line draw:style-name="gr116" draw:text-style-name="P7" draw:layer="layout" svg:x1="17.158cm" svg:y1="15.154cm" svg:x2="17.066cm" svg:y2="15.101cm">
              <text:p/>
            </draw:line>
            <draw:line draw:style-name="gr117" draw:text-style-name="P7" draw:layer="layout" svg:x1="17.204cm" svg:y1="15.233cm" svg:x2="17.112cm" svg:y2="15.18cm">
              <text:p/>
            </draw:line>
            <draw:line draw:style-name="gr118" draw:text-style-name="P7" draw:layer="layout" svg:x1="17.296cm" svg:y1="15.18cm" svg:x2="17.204cm" svg:y2="15.127cm">
              <text:p/>
            </draw:line>
            <draw:line draw:style-name="gr119" draw:text-style-name="P7" draw:layer="layout" svg:x1="17.25cm" svg:y1="15.101cm" svg:x2="17.158cm" svg:y2="15.048cm">
              <text:p/>
            </draw:line>
            <draw:line draw:style-name="gr120" draw:text-style-name="P7" draw:layer="layout" svg:x1="17.342cm" svg:y1="15.048cm" svg:x2="17.25cm" svg:y2="14.995cm">
              <text:p/>
            </draw:line>
            <draw:line draw:style-name="gr121" draw:text-style-name="P7" draw:layer="layout" svg:x1="17.433cm" svg:y1="14.995cm" svg:x2="17.341cm" svg:y2="14.942cm">
              <text:p/>
            </draw:line>
            <draw:line draw:style-name="gr122" draw:text-style-name="P7" draw:layer="layout" svg:x1="17.525cm" svg:y1="14.942cm" svg:x2="17.433cm" svg:y2="14.889cm">
              <text:p/>
            </draw:line>
            <draw:line draw:style-name="gr123" draw:text-style-name="P7" draw:layer="layout" svg:x1="17.663cm" svg:y1="14.968cm" svg:x2="17.571cm" svg:y2="14.915cm">
              <text:p/>
            </draw:line>
            <draw:line draw:style-name="gr124" draw:text-style-name="P7" draw:layer="layout" svg:x1="17.617cm" svg:y1="14.889cm" svg:x2="17.525cm" svg:y2="14.836cm">
              <text:p/>
            </draw:line>
            <draw:line draw:style-name="gr125" draw:text-style-name="P7" draw:layer="layout" svg:x1="17.755cm" svg:y1="14.915cm" svg:x2="17.663cm" svg:y2="14.862cm">
              <text:p/>
            </draw:line>
            <draw:line draw:style-name="gr126" draw:text-style-name="P7" draw:layer="layout" svg:x1="17.02cm" svg:y1="15.34cm" svg:x2="16.928cm" svg:y2="15.287cm">
              <text:p/>
            </draw:line>
            <draw:line draw:style-name="gr127" draw:text-style-name="P7" draw:layer="layout" svg:x1="17.112cm" svg:y1="15.286cm" svg:x2="17.02cm" svg:y2="15.233cm">
              <text:p/>
            </draw:line>
            <draw:polygon draw:style-name="gr128" draw:text-style-name="P8" draw:layer="layout" svg:width="1.284cm" svg:height="0.874cm" svg:x="17.112cm" svg:y="14.995cm" svg:viewBox="0 0 1285 875" draw:points="1285,133 1285,0 0,742 0,875">
              <text:p/>
            </draw:polygon>
            <draw:polygon draw:style-name="gr129" draw:text-style-name="P10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30" draw:text-style-name="P21" draw:layer="layout" svg:width="0.55cm" svg:height="0.317cm" svg:x="17.295cm" svg:y="15.074cm" svg:viewBox="0 0 551 318" draw:points="551,133 321,0 0,186 229,318">
              <text:p/>
            </draw:polygon>
            <draw:line draw:style-name="gr131" draw:text-style-name="P7" draw:layer="layout" svg:x1="16.745cm" svg:y1="15.286cm" svg:x2="16.653cm" svg:y2="15.233cm">
              <text:p/>
            </draw:line>
            <draw:line draw:style-name="gr132" draw:text-style-name="P7" draw:layer="layout" svg:x1="16.883cm" svg:y1="15.313cm" svg:x2="16.791cm" svg:y2="15.26cm">
              <text:p/>
            </draw:line>
          </draw:g>
        </draw:g>
        <draw:line draw:style-name="gr83" draw:text-style-name="P19" draw:layer="layout" svg:x1="20.567cm" svg:y1="12.598cm" svg:x2="19.669cm" svg:y2="12.049cm">
          <text:p/>
        </draw:line>
        <draw:line draw:style-name="gr83" draw:text-style-name="P19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33" draw:text-style-name="P4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34" draw:text-style-name="P6" draw:layer="layout" svg:width="0.593cm" svg:height="0.341cm" svg:x="12.693cm" svg:y="15.838cm" svg:viewBox="0 0 594 342" draw:points="475,342 594,274 119,0 0,68">
              <text:p/>
            </draw:polygon>
            <draw:polygon draw:style-name="gr135" draw:text-style-name="P13" draw:layer="layout" svg:width="0.044cm" svg:height="0.104cm" svg:x="13.197cm" svg:y="16.221cm" svg:viewBox="0 0 45 105" draw:points="45,79 45,0 0,26 0,105">
              <text:p/>
            </draw:polygon>
            <draw:polygon draw:style-name="gr136" draw:text-style-name="P8" draw:layer="layout" svg:width="0.197cm" svg:height="0.159cm" svg:x="13.01cm" svg:y="16.705cm" svg:viewBox="0 0 198 160" draw:points="198,46 198,0 0,114 0,160">
              <text:p/>
            </draw:polygon>
            <draw:polygon draw:style-name="gr137" draw:text-style-name="P8" draw:layer="layout" svg:width="0.118cm" svg:height="0.752cm" svg:x="13.169cm" svg:y="16.112cm" svg:viewBox="0 0 119 753" draw:points="119,685 119,0 0,68 0,753">
              <text:p/>
            </draw:polygon>
            <draw:polygon draw:style-name="gr138" draw:text-style-name="P5" draw:layer="layout" svg:width="0.277cm" svg:height="0.204cm" svg:x="12.733cm" svg:y="16.659cm" svg:viewBox="0 0 278 205" draw:points="278,205 278,160 0,0 0,46">
              <text:p/>
            </draw:polygon>
            <draw:polygon draw:style-name="gr139" draw:text-style-name="P6" draw:layer="layout" svg:width="0.355cm" svg:height="0.204cm" svg:x="12.733cm" svg:y="16.614cm" svg:viewBox="0 0 356 205" draw:points="277,205 356,160 79,0 0,46">
              <text:p/>
            </draw:polygon>
            <draw:polygon draw:style-name="gr140" draw:text-style-name="P14" draw:layer="layout" svg:width="0.474cm" svg:height="0.957cm" svg:x="12.693cm" svg:y="15.906cm" svg:viewBox="0 0 475 958" draw:points="475,958 475,274 0,0 0,685">
              <text:p/>
            </draw:polygon>
            <draw:polygon draw:style-name="gr141" draw:text-style-name="P10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42" draw:text-style-name="P15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83" draw:text-style-name="P19" draw:layer="layout" svg:x1="21.701cm" svg:y1="12.303cm" svg:x2="20.812cm" svg:y2="11.795cm">
          <text:p/>
        </draw:line>
        <draw:line draw:style-name="gr83" draw:text-style-name="P19" draw:layer="layout" svg:x1="20.202cm" svg:y1="12.102cm" svg:x2="20.812cm" svg:y2="11.795cm">
          <text:p/>
        </draw:line>
        <draw:line draw:style-name="gr83" draw:text-style-name="P19" draw:layer="layout" svg:x1="19.669cm" svg:y1="12.049cm" svg:x2="25.827cm" svg:y2="8.595cm">
          <text:p/>
        </draw:line>
        <draw:line draw:style-name="gr83" draw:text-style-name="P19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43" draw:text-style-name="P4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44" draw:text-style-name="P5" draw:layer="layout" svg:width="0.965cm" svg:height="1.306cm" svg:x="23.858cm" svg:y="10.958cm" svg:viewBox="0 0 966 1307" draw:points="966,747 966,0 0,560 0,1307">
              <text:p/>
            </draw:polygon>
            <draw:polygon draw:style-name="gr145" draw:text-style-name="P22" draw:layer="layout" svg:width="0.965cm" svg:height="1.306cm" svg:x="22.892cm" svg:y="10.958cm" svg:viewBox="0 0 966 1307" draw:points="966,1307 966,560 0,0 0,747">
              <text:p/>
            </draw:polygon>
            <draw:polygon draw:style-name="gr146" draw:text-style-name="P6" draw:layer="layout" svg:width="1.931cm" svg:height="1.119cm" svg:x="22.892cm" svg:y="10.397cm" svg:viewBox="0 0 1932 1120" draw:points="966,1120 1932,560 966,0 0,560">
              <text:p/>
            </draw:polygon>
            <draw:polygon draw:style-name="gr147" draw:text-style-name="P13" draw:layer="layout" svg:width="0.064cm" svg:height="0.111cm" svg:x="23.922cm" svg:y="11.518cm" svg:viewBox="0 0 65 112" draw:points="65,75 65,0 0,37 0,112">
              <text:p/>
            </draw:polygon>
            <draw:polygon draw:style-name="gr148" draw:text-style-name="P22" draw:layer="layout" svg:width="0.643cm" svg:height="0.372cm" svg:x="23.858cm" svg:y="10.584cm" svg:viewBox="0 0 644 373" draw:points="644,373 0,0 0,149">
              <text:p/>
            </draw:polygon>
            <draw:polygon draw:style-name="gr149" draw:text-style-name="P5" draw:layer="layout" svg:width="0.643cm" svg:height="0.447cm" svg:x="23.214cm" svg:y="10.584cm" svg:viewBox="0 0 644 448" draw:points="644,149 644,0 0,373 129,448">
              <text:p/>
            </draw:polygon>
            <draw:line draw:style-name="gr150" draw:text-style-name="P7" draw:layer="layout" svg:x1="23.278cm" svg:y1="10.995cm" svg:x2="23.793cm" svg:y2="10.696cm">
              <text:p/>
            </draw:line>
            <draw:polygon draw:style-name="gr151" draw:text-style-name="P22" draw:layer="layout" svg:width="0.643cm" svg:height="0.354cm" svg:x="24.019cm" svg:y="11.704cm" svg:viewBox="0 0 644 355" draw:points="644,261 0,0 0,149 644,355">
              <text:p/>
            </draw:polygon>
            <draw:polygon draw:style-name="gr152" draw:text-style-name="P10" draw:layer="layout" svg:width="1.287cm" svg:height="0.746cm" svg:x="23.214cm" svg:y="10.584cm" svg:viewBox="0 0 1288 747" draw:points="1288,373 644,0 0,373 644,747">
              <text:p/>
            </draw:polygon>
            <draw:polygon draw:style-name="gr153" draw:text-style-name="P5" draw:layer="layout" svg:width="0.643cm" svg:height="0.466cm" svg:x="24.663cm" svg:y="11.592cm" svg:viewBox="0 0 644 467" draw:points="644,93 644,0 0,373 0,467">
              <text:p/>
            </draw:polygon>
            <draw:polyline draw:style-name="gr154" draw:text-style-name="P7" draw:layer="layout" svg:width="0.643cm" svg:height="0.428cm" svg:x="24.019cm" svg:y="11.256cm" svg:viewBox="0 0 644 429" draw:points="644,75 644,0 0,373 0,429">
              <text:p/>
            </draw:polyline>
            <draw:polygon draw:style-name="gr155" draw:text-style-name="P6" draw:layer="layout" svg:width="1.287cm" svg:height="0.634cm" svg:x="24.018cm" svg:y="11.331cm" svg:viewBox="0 0 1288 635" draw:points="644,635 1288,261 644,0 0,373">
              <text:p/>
            </draw:polygon>
            <draw:path draw:style-name="gr156" draw:text-style-name="P12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57" draw:text-style-name="P10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line draw:style-name="gr158" draw:text-style-name="P19" draw:layer="layout" svg:x1="20.464cm" svg:y1="6.804cm" svg:x2="22.531cm" svg:y2="7.937cm">
          <text:p/>
        </draw:line>
        <draw:line draw:style-name="gr158" draw:text-style-name="P19" draw:layer="layout" svg:x1="20.4cm" svg:y1="11.198cm" svg:x2="24.521cm" svg:y2="8.962cm">
          <text:p/>
        </draw:line>
        <draw:line draw:style-name="gr158" draw:text-style-name="P19" draw:layer="layout" svg:x1="20.415cm" svg:y1="11.189cm" svg:x2="22.052cm" svg:y2="12.078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9" draw:text-style-name="P4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60" draw:text-style-name="P6" draw:layer="layout" svg:width="2.155cm" svg:height="1.245cm" svg:x="21.457cm" svg:y="11.742cm" svg:viewBox="0 0 2156 1246" draw:points="871,1246 2156,504 1285,0 0,742">
              <text:p/>
            </draw:polygon>
            <draw:polygon draw:style-name="gr161" draw:text-style-name="P20" draw:layer="layout" svg:width="1.421cm" svg:height="0.821cm" svg:x="21.686cm" svg:y="11.875cm" svg:viewBox="0 0 1422 822" draw:points="1422,212 1055,0 0,610 367,822">
              <text:p/>
            </draw:polygon>
            <draw:polygon draw:style-name="gr162" draw:text-style-name="P8" draw:layer="layout" svg:width="1.284cm" svg:height="1.908cm" svg:x="21.457cm" svg:y="10.575cm" svg:viewBox="0 0 1285 1909" draw:points="1285,1167 1285,0 0,742 0,1909">
              <text:p/>
            </draw:polygon>
            <draw:polygon draw:style-name="gr163" draw:text-style-name="P9" draw:layer="layout" svg:width="1.192cm" svg:height="1.669cm" svg:x="21.502cm" svg:y="10.655cm" svg:viewBox="0 0 1193 1670" draw:points="1193,981 1193,0 0,689 0,1670">
              <text:p/>
            </draw:polygon>
            <draw:polygon draw:style-name="gr164" draw:text-style-name="P6" draw:layer="layout" svg:width="1.329cm" svg:height="0.768cm" svg:x="21.411cm" svg:y="10.549cm" svg:viewBox="0 0 1330 769" draw:points="46,769 1330,27 1285,0 0,742">
              <text:p/>
            </draw:polygon>
            <draw:polygon draw:style-name="gr165" draw:text-style-name="P5" draw:layer="layout" svg:width="0.045cm" svg:height="1.192cm" svg:x="21.411cm" svg:y="11.291cm" svg:viewBox="0 0 46 1193" draw:points="46,1193 46,27 0,0 0,1167">
              <text:p/>
            </draw:polygon>
            <draw:polygon draw:style-name="gr166" draw:text-style-name="P5" draw:layer="layout" svg:width="0.87cm" svg:height="0.635cm" svg:x="21.457cm" svg:y="12.484cm" svg:viewBox="0 0 871 636" draw:points="871,636 871,504 0,0 0,133">
              <text:p/>
            </draw:polygon>
            <draw:line draw:style-name="gr167" draw:text-style-name="P7" draw:layer="layout" svg:x1="23.016cm" svg:y1="12.034cm" svg:x2="21.961cm" svg:y2="12.644cm">
              <text:p/>
            </draw:line>
            <draw:line draw:style-name="gr168" draw:text-style-name="P7" draw:layer="layout" svg:x1="22.924cm" svg:y1="11.981cm" svg:x2="21.869cm" svg:y2="12.591cm">
              <text:p/>
            </draw:line>
            <draw:line draw:style-name="gr169" draw:text-style-name="P7" draw:layer="layout" svg:x1="22.832cm" svg:y1="11.928cm" svg:x2="21.777cm" svg:y2="12.538cm">
              <text:p/>
            </draw:line>
            <draw:line draw:style-name="gr170" draw:text-style-name="P7" draw:layer="layout" svg:x1="21.916cm" svg:y1="12.458cm" svg:x2="21.824cm" svg:y2="12.405cm">
              <text:p/>
            </draw:line>
            <draw:line draw:style-name="gr171" draw:text-style-name="P7" draw:layer="layout" svg:x1="22.007cm" svg:y1="12.405cm" svg:x2="21.915cm" svg:y2="12.352cm">
              <text:p/>
            </draw:line>
            <draw:line draw:style-name="gr172" draw:text-style-name="P7" draw:layer="layout" svg:x1="22.099cm" svg:y1="12.352cm" svg:x2="22.007cm" svg:y2="12.299cm">
              <text:p/>
            </draw:line>
            <draw:line draw:style-name="gr173" draw:text-style-name="P7" draw:layer="layout" svg:x1="22.053cm" svg:y1="12.484cm" svg:x2="21.961cm" svg:y2="12.431cm">
              <text:p/>
            </draw:line>
            <draw:line draw:style-name="gr174" draw:text-style-name="P7" draw:layer="layout" svg:x1="22.145cm" svg:y1="12.431cm" svg:x2="22.053cm" svg:y2="12.378cm">
              <text:p/>
            </draw:line>
            <draw:line draw:style-name="gr175" draw:text-style-name="P7" draw:layer="layout" svg:x1="22.236cm" svg:y1="12.378cm" svg:x2="22.144cm" svg:y2="12.325cm">
              <text:p/>
            </draw:line>
            <draw:line draw:style-name="gr176" draw:text-style-name="P7" draw:layer="layout" svg:x1="22.191cm" svg:y1="12.299cm" svg:x2="22.099cm" svg:y2="12.246cm">
              <text:p/>
            </draw:line>
            <draw:line draw:style-name="gr177" draw:text-style-name="P7" draw:layer="layout" svg:x1="22.328cm" svg:y1="12.325cm" svg:x2="22.236cm" svg:y2="12.272cm">
              <text:p/>
            </draw:line>
            <draw:line draw:style-name="gr178" draw:text-style-name="P7" draw:layer="layout" svg:x1="22.283cm" svg:y1="12.246cm" svg:x2="22.191cm" svg:y2="12.193cm">
              <text:p/>
            </draw:line>
            <draw:line draw:style-name="gr179" draw:text-style-name="P7" draw:layer="layout" svg:x1="22.374cm" svg:y1="12.193cm" svg:x2="22.282cm" svg:y2="12.14cm">
              <text:p/>
            </draw:line>
            <draw:line draw:style-name="gr180" draw:text-style-name="P7" draw:layer="layout" svg:x1="22.466cm" svg:y1="12.14cm" svg:x2="22.374cm" svg:y2="12.087cm">
              <text:p/>
            </draw:line>
            <draw:line draw:style-name="gr181" draw:text-style-name="P7" draw:layer="layout" svg:x1="22.42cm" svg:y1="12.272cm" svg:x2="22.328cm" svg:y2="12.219cm">
              <text:p/>
            </draw:line>
            <draw:line draw:style-name="gr182" draw:text-style-name="P7" draw:layer="layout" svg:x1="22.512cm" svg:y1="12.219cm" svg:x2="22.42cm" svg:y2="12.166cm">
              <text:p/>
            </draw:line>
            <draw:line draw:style-name="gr183" draw:text-style-name="P7" draw:layer="layout" svg:x1="22.603cm" svg:y1="12.166cm" svg:x2="22.511cm" svg:y2="12.113cm">
              <text:p/>
            </draw:line>
            <draw:line draw:style-name="gr184" draw:text-style-name="P7" draw:layer="layout" svg:x1="22.558cm" svg:y1="12.087cm" svg:x2="22.466cm" svg:y2="12.034cm">
              <text:p/>
            </draw:line>
            <draw:line draw:style-name="gr185" draw:text-style-name="P7" draw:layer="layout" svg:x1="22.695cm" svg:y1="12.113cm" svg:x2="22.603cm" svg:y2="12.06cm">
              <text:p/>
            </draw:line>
            <draw:line draw:style-name="gr186" draw:text-style-name="P7" draw:layer="layout" svg:x1="22.649cm" svg:y1="12.034cm" svg:x2="22.557cm" svg:y2="11.981cm">
              <text:p/>
            </draw:line>
            <draw:line draw:style-name="gr187" draw:text-style-name="P7" draw:layer="layout" svg:x1="22.741cm" svg:y1="11.981cm" svg:x2="22.649cm" svg:y2="11.928cm">
              <text:p/>
            </draw:line>
            <draw:line draw:style-name="gr188" draw:text-style-name="P7" draw:layer="layout" svg:x1="22.787cm" svg:y1="12.06cm" svg:x2="22.695cm" svg:y2="12.007cm">
              <text:p/>
            </draw:line>
            <draw:line draw:style-name="gr189" draw:text-style-name="P7" draw:layer="layout" svg:x1="22.191cm" svg:y1="12.511cm" svg:x2="22.099cm" svg:y2="12.458cm">
              <text:p/>
            </draw:line>
            <draw:line draw:style-name="gr190" draw:text-style-name="P7" draw:layer="layout" svg:x1="22.283cm" svg:y1="12.458cm" svg:x2="22.191cm" svg:y2="12.405cm">
              <text:p/>
            </draw:line>
            <draw:line draw:style-name="gr191" draw:text-style-name="P7" draw:layer="layout" svg:x1="22.374cm" svg:y1="12.405cm" svg:x2="22.282cm" svg:y2="12.352cm">
              <text:p/>
            </draw:line>
            <draw:line draw:style-name="gr192" draw:text-style-name="P7" draw:layer="layout" svg:x1="22.42cm" svg:y1="12.484cm" svg:x2="22.328cm" svg:y2="12.431cm">
              <text:p/>
            </draw:line>
            <draw:line draw:style-name="gr193" draw:text-style-name="P7" draw:layer="layout" svg:x1="22.512cm" svg:y1="12.431cm" svg:x2="22.42cm" svg:y2="12.378cm">
              <text:p/>
            </draw:line>
            <draw:line draw:style-name="gr194" draw:text-style-name="P7" draw:layer="layout" svg:x1="22.466cm" svg:y1="12.352cm" svg:x2="22.374cm" svg:y2="12.299cm">
              <text:p/>
            </draw:line>
            <draw:line draw:style-name="gr195" draw:text-style-name="P7" draw:layer="layout" svg:x1="22.558cm" svg:y1="12.299cm" svg:x2="22.466cm" svg:y2="12.246cm">
              <text:p/>
            </draw:line>
            <draw:line draw:style-name="gr196" draw:text-style-name="P7" draw:layer="layout" svg:x1="22.649cm" svg:y1="12.246cm" svg:x2="22.557cm" svg:y2="12.193cm">
              <text:p/>
            </draw:line>
            <draw:line draw:style-name="gr197" draw:text-style-name="P7" draw:layer="layout" svg:x1="22.741cm" svg:y1="12.193cm" svg:x2="22.649cm" svg:y2="12.14cm">
              <text:p/>
            </draw:line>
            <draw:line draw:style-name="gr198" draw:text-style-name="P7" draw:layer="layout" svg:x1="22.879cm" svg:y1="12.219cm" svg:x2="22.787cm" svg:y2="12.166cm">
              <text:p/>
            </draw:line>
            <draw:line draw:style-name="gr199" draw:text-style-name="P7" draw:layer="layout" svg:x1="22.833cm" svg:y1="12.14cm" svg:x2="22.741cm" svg:y2="12.087cm">
              <text:p/>
            </draw:line>
            <draw:line draw:style-name="gr200" draw:text-style-name="P7" draw:layer="layout" svg:x1="22.971cm" svg:y1="12.166cm" svg:x2="22.879cm" svg:y2="12.113cm">
              <text:p/>
            </draw:line>
            <draw:line draw:style-name="gr201" draw:text-style-name="P7" draw:layer="layout" svg:x1="22.236cm" svg:y1="12.591cm" svg:x2="22.144cm" svg:y2="12.538cm">
              <text:p/>
            </draw:line>
            <draw:line draw:style-name="gr202" draw:text-style-name="P7" draw:layer="layout" svg:x1="22.328cm" svg:y1="12.537cm" svg:x2="22.236cm" svg:y2="12.484cm">
              <text:p/>
            </draw:line>
            <draw:polygon draw:style-name="gr203" draw:text-style-name="P8" draw:layer="layout" svg:width="1.284cm" svg:height="0.874cm" svg:x="22.328cm" svg:y="12.246cm" svg:viewBox="0 0 1285 875" draw:points="1285,133 1285,0 0,742 0,875">
              <text:p/>
            </draw:polygon>
            <draw:polygon draw:style-name="gr204" draw:text-style-name="P10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05" draw:text-style-name="P21" draw:layer="layout" svg:width="0.55cm" svg:height="0.317cm" svg:x="22.511cm" svg:y="12.325cm" svg:viewBox="0 0 551 318" draw:points="551,133 321,0 0,186 229,318">
              <text:p/>
            </draw:polygon>
            <draw:line draw:style-name="gr206" draw:text-style-name="P7" draw:layer="layout" svg:x1="21.961cm" svg:y1="12.537cm" svg:x2="21.869cm" svg:y2="12.484cm">
              <text:p/>
            </draw:line>
            <draw:line draw:style-name="gr207" draw:text-style-name="P7" draw:layer="layout" svg:x1="22.099cm" svg:y1="12.564cm" svg:x2="22.007cm" svg:y2="12.511cm">
              <text:p/>
            </draw:line>
          </draw:g>
        </draw:g>
        <draw:line draw:style-name="gr83" draw:text-style-name="P19" draw:layer="layout" svg:x1="20.601cm" svg:y1="12.941cm" svg:x2="19.868cm" svg:y2="12.541cm">
          <text:p/>
        </draw:line>
        <draw:path draw:style-name="gr208" draw:text-style-name="P4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09" draw:text-style-name="P23" draw:layer="layout" svg:width="2.545cm" svg:height="3.821cm" svg:x="5.013cm" svg:y="7.541cm" svg:viewBox="0 0 2546 3822" draw:points="0,2352 0,0 2546,1470 2544,3822">
          <text:p/>
        </draw:polygon>
        <draw:polygon draw:style-name="gr210" draw:text-style-name="P24" draw:layer="layout" svg:width="2.672cm" svg:height="1.542cm" svg:x="5.013cm" svg:y="7.467cm" svg:viewBox="0 0 2673 1543" draw:points="2546,1543 0,73 127,0 2673,1470">
          <text:p/>
        </draw:polygon>
        <draw:polygon draw:style-name="gr211" draw:text-style-name="P16" draw:layer="layout" svg:width="0.126cm" svg:height="2.424cm" svg:x="7.559cm" svg:y="8.937cm" svg:viewBox="0 0 127 2425" draw:points="0,2425 0,73 127,0 127,2352">
          <text:p/>
        </draw:polygon>
        <draw:polygon draw:style-name="gr212" draw:text-style-name="P23" draw:layer="layout" svg:width="2.545cm" svg:height="3.821cm" svg:x="2.467cm" svg:y="6.071cm" svg:viewBox="0 0 2546 3822" draw:points="0,2352 0,0 2546,1470 2544,3822">
          <text:p/>
        </draw:polygon>
        <draw:polygon draw:style-name="gr213" draw:text-style-name="P24" draw:layer="layout" svg:width="2.672cm" svg:height="1.542cm" svg:x="2.467cm" svg:y="5.997cm" svg:viewBox="0 0 2673 1543" draw:points="2546,1543 0,73 127,0 2673,1470">
          <text:p/>
        </draw:polygon>
        <draw:polygon draw:style-name="gr214" draw:text-style-name="P23" draw:layer="layout" svg:width="2.545cm" svg:height="3.821cm" svg:x="2.467cm" svg:y="8.423cm" svg:viewBox="0 0 2546 3822" draw:points="0,2352 0,0 2546,1470 2544,3822">
          <text:p/>
        </draw:polygon>
        <draw:polygon draw:style-name="gr215" draw:text-style-name="P23" draw:layer="layout" svg:width="2.545cm" svg:height="3.821cm" svg:x="5.013cm" svg:y="9.892cm" svg:viewBox="0 0 2546 3822" draw:points="0,2352 0,0 2546,1470 2544,3822">
          <text:p/>
        </draw:polygon>
        <draw:polygon draw:style-name="gr216" draw:text-style-name="P16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7" draw:text-style-name="P4" draw:layer="layout" svg:width="0.277cm" svg:height="0.146cm" svg:x="7.068cm" svg:y="14.139cm" svg:viewBox="0 0 278 147" svg:d="M0 147c206 0 190 0 254-37 63-37 0-110-128-110 0 0-127 147-126 147z">
            <text:p/>
          </draw:path>
          <draw:g>
            <draw:polygon draw:style-name="gr218" draw:text-style-name="P23" draw:layer="layout" svg:width="2.545cm" svg:height="3.821cm" svg:x="4.521cm" svg:y="10.465cm" svg:viewBox="0 0 2546 3822" draw:points="0,2352 0,0 2546,1470 2544,3822">
              <text:p/>
            </draw:polygon>
            <draw:polygon draw:style-name="gr219" draw:text-style-name="P9" draw:layer="layout" svg:width="2.417cm" svg:height="3.6cm" svg:x="4.584cm" svg:y="10.575cm" svg:viewBox="0 0 2418 3601" draw:points="0,2205 0,0 2418,1396 2418,3601">
              <text:p/>
            </draw:polygon>
            <draw:polygon draw:style-name="gr220" draw:text-style-name="P24" draw:layer="layout" svg:width="2.672cm" svg:height="1.542cm" svg:x="4.521cm" svg:y="10.391cm" svg:viewBox="0 0 2673 1543" draw:points="2546,1543 0,73 127,0 2673,1470">
              <text:p/>
            </draw:polygon>
            <draw:polygon draw:style-name="gr221" draw:text-style-name="P16" draw:layer="layout" svg:width="0.126cm" svg:height="2.424cm" svg:x="7.067cm" svg:y="11.861cm" svg:viewBox="0 0 127 2425" draw:points="0,2425 0,73 127,0 127,2352">
              <text:p/>
            </draw:polygon>
            <draw:polygon draw:style-name="gr222" draw:text-style-name="P10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23" draw:text-style-name="P4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24" draw:text-style-name="P5" draw:layer="layout" svg:width="0.228cm" svg:height="0.264cm" svg:x="6.827cm" svg:y="14.733cm" svg:viewBox="0 0 229 265" draw:points="0,159 46,0 229,106 183,265">
                <text:p/>
              </draw:polygon>
              <draw:polygon draw:style-name="gr225" draw:text-style-name="P6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26" draw:text-style-name="P8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27" draw:text-style-name="P10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8" draw:text-style-name="P4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29" draw:text-style-name="P6" draw:layer="layout" svg:width="0.593cm" svg:height="0.341cm" svg:x="7.227cm" svg:y="13.614cm" svg:viewBox="0 0 594 342" draw:points="475,342 594,274 119,0 0,68">
                <text:p/>
              </draw:polygon>
              <draw:polygon draw:style-name="gr230" draw:text-style-name="P13" draw:layer="layout" svg:width="0.044cm" svg:height="0.104cm" svg:x="7.73cm" svg:y="13.998cm" svg:viewBox="0 0 45 105" draw:points="45,79 45,0 0,26 0,105">
                <text:p/>
              </draw:polygon>
              <draw:polygon draw:style-name="gr231" draw:text-style-name="P8" draw:layer="layout" svg:width="0.197cm" svg:height="0.159cm" svg:x="7.544cm" svg:y="14.481cm" svg:viewBox="0 0 198 160" draw:points="198,46 198,0 0,114 0,160">
                <text:p/>
              </draw:polygon>
              <draw:polygon draw:style-name="gr232" draw:text-style-name="P8" draw:layer="layout" svg:width="0.118cm" svg:height="0.752cm" svg:x="7.702cm" svg:y="13.888cm" svg:viewBox="0 0 119 753" draw:points="119,685 119,0 0,68 0,753">
                <text:p/>
              </draw:polygon>
              <draw:polygon draw:style-name="gr233" draw:text-style-name="P5" draw:layer="layout" svg:width="0.277cm" svg:height="0.204cm" svg:x="7.266cm" svg:y="14.435cm" svg:viewBox="0 0 278 205" draw:points="278,205 278,160 0,0 0,46">
                <text:p/>
              </draw:polygon>
              <draw:polygon draw:style-name="gr234" draw:text-style-name="P6" draw:layer="layout" svg:width="0.355cm" svg:height="0.204cm" svg:x="7.266cm" svg:y="14.39cm" svg:viewBox="0 0 356 205" draw:points="277,205 356,160 79,0 0,46">
                <text:p/>
              </draw:polygon>
              <draw:polygon draw:style-name="gr235" draw:text-style-name="P14" draw:layer="layout" svg:width="0.474cm" svg:height="0.957cm" svg:x="7.227cm" svg:y="13.682cm" svg:viewBox="0 0 475 958" draw:points="475,958 475,274 0,0 0,685">
                <text:p/>
              </draw:polygon>
              <draw:polygon draw:style-name="gr236" draw:text-style-name="P10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37" draw:text-style-name="P15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38" draw:text-style-name="P4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39" draw:text-style-name="P22" draw:layer="layout" svg:width="0.542cm" svg:height="0.531cm" svg:x="20.186cm" svg:y="12.856cm" svg:viewBox="0 0 543 532" draw:points="543,532 543,313 0,0 0,219">
              <text:p/>
            </draw:polygon>
            <draw:polygon draw:style-name="gr240" draw:text-style-name="P6" draw:layer="layout" svg:width="1.357cm" svg:height="0.781cm" svg:x="20.186cm" svg:y="12.386cm" svg:viewBox="0 0 1358 782" draw:points="543,782 1358,313 815,0 0,469">
              <text:p/>
            </draw:polygon>
            <draw:polygon draw:style-name="gr241" draw:text-style-name="P5" draw:layer="layout" svg:width="0.814cm" svg:height="0.687cm" svg:x="20.729cm" svg:y="12.699cm" svg:viewBox="0 0 815 688" draw:points="815,219 815,0 0,469 0,688">
              <text:p/>
            </draw:polygon>
            <draw:polygon draw:style-name="gr242" draw:text-style-name="P10" draw:layer="layout" svg:width="1.357cm" svg:height="1cm" svg:x="20.186cm" svg:y="12.386cm" svg:viewBox="0 0 1358 1001" draw:points="1358,532 1358,313 815,0 0,469 0,688 543,1001">
              <text:p/>
            </draw:polygon>
            <draw:polygon draw:style-name="gr243" draw:text-style-name="P25" draw:layer="layout" svg:width="0.053cm" svg:height="0.124cm" svg:x="20.838cm" svg:y="13.137cm" svg:viewBox="0 0 54 125" draw:points="54,94 54,0 0,31 0,125">
              <text:p/>
            </draw:polygon>
            <draw:polygon draw:style-name="gr244" draw:text-style-name="P26" draw:layer="layout" svg:width="0.053cm" svg:height="0.593cm" svg:x="20.892cm" svg:y="11.854cm" svg:viewBox="0 0 54 594" draw:points="54,563 54,0 0,0 0,594">
              <text:p/>
            </draw:polygon>
            <draw:polygon draw:style-name="gr245" draw:text-style-name="P26" draw:layer="layout" svg:width="0.053cm" svg:height="0.593cm" svg:x="20.24cm" svg:y="12.23cm" svg:viewBox="0 0 54 594" draw:points="54,563 54,0 0,0 0,594">
              <text:p/>
            </draw:polygon>
          </draw:g>
        </draw:g>
        <draw:line draw:style-name="gr158" draw:text-style-name="P19" draw:layer="layout" svg:x1="22.667cm" svg:y1="8.064cm" svg:x2="24.521cm" svg:y2="8.979cm">
          <text:p/>
        </draw:line>
        <draw:frame draw:style-name="gr246" draw:text-style-name="P3" draw:layer="Texts" svg:width="4.083cm" svg:height="1.123cm" svg:x="4.189cm" svg:y="5.937cm">
          <draw:text-box>
            <text:p text:style-name="P2">Main Results Screen<text:line-break/>(attendance facing)</text:p>
          </draw:text-box>
        </draw:frame>
        <draw:frame draw:style-name="gr246" draw:text-style-name="P3" draw:layer="Texts" svg:width="3.173cm" svg:height="1.123cm" svg:x="3.159cm" svg:y="13.557cm">
          <draw:text-box>
            <text:p text:style-name="P2">Results Display<text:line-break/>(warmup room)</text:p>
          </draw:text-box>
        </draw:frame>
        <draw:frame draw:style-name="gr2" draw:text-style-name="P3" draw:layer="Texts" svg:width="2.413cm" svg:height="1.559cm" svg:x="13.219cm" svg:y="16.078cm">
          <draw:text-box>
            <text:p text:style-name="P2">Mini PC<text:line-break/>(ethernet)</text:p>
          </draw:text-box>
        </draw:frame>
        <draw:frame draw:style-name="gr2" draw:text-style-name="P3" draw:layer="Texts" svg:width="2.032cm" svg:height="1.559cm" svg:x="5.826cm" svg:y="14.843cm">
          <draw:text-box>
            <text:p text:style-name="P2">Mini PC<text:line-break/>(wifi)</text:p>
          </draw:text-box>
        </draw:frame>
        <draw:frame draw:style-name="gr246" draw:text-style-name="P3" draw:layer="measurelines" svg:width="2.382cm" svg:height="1.559cm" svg:x="17.287cm" svg:y="15.478cm">
          <draw:text-box>
            <text:p text:style-name="P2">Announcer</text:p>
            <text:p text:style-name="P2">Laptop<text:line-break/>(ethernet)</text:p>
          </draw:text-box>
        </draw:frame>
        <draw:frame draw:style-name="gr246" draw:text-style-name="P3" draw:layer="measurelines" svg:width="1.67cm" svg:height="0.687cm" svg:x="20.689cm" svg:y="13.165cm">
          <draw:text-box>
            <text:p text:style-name="P2">Router</text:p>
          </draw:text-box>
        </draw:frame>
        <draw:frame draw:style-name="gr246" draw:text-style-name="P3" draw:layer="measurelines" svg:width="4.833cm" svg:height="1.995cm" svg:x="22.367cm" svg:y="12.903cm">
          <draw:text-box>
            <text:p text:style-name="P2">Main owlcms laptop. <text:line-break/>Also runs Office, used by<text:line-break/>competition secretary<text:line-break/>(ethernet)</text:p>
          </draw:text-box>
        </draw:frame>
        <draw:frame draw:style-name="gr2" draw:text-style-name="P3" draw:layer="measurelines" svg:width="2.032cm" svg:height="1.559cm" svg:x="14.411cm" svg:y="6.693cm">
          <draw:text-box>
            <text:p text:style-name="P2">Mini PC<text:line-break/>(wifi)</text:p>
          </draw:text-box>
        </draw:frame>
        <draw:frame draw:style-name="gr2" draw:text-style-name="P3" draw:layer="measurelines" svg:width="2.413cm" svg:height="1.559cm" svg:x="22.913cm" svg:y="6.609cm">
          <draw:text-box>
            <text:p text:style-name="P2">Mini PC<text:line-break/>(ethernet)</text:p>
          </draw:text-box>
        </draw:frame>
        <draw:frame draw:style-name="gr246" draw:text-style-name="P3" draw:layer="measurelines" svg:width="3.089cm" svg:height="1.559cm" svg:x="17.637cm" svg:y="4.302cm">
          <draw:text-box>
            <text:p text:style-name="P27">Timer/Decision<text:line-break/>display<text:line-break/>(athlete facing)</text:p>
          </draw:text-box>
        </draw:frame>
        <draw:frame draw:style-name="gr246" draw:text-style-name="P3" draw:layer="measurelines" svg:width="3.05cm" svg:height="1.995cm" svg:x="19.415cm" svg:y="7.868cm">
          <draw:text-box>
            <text:p text:style-name="P27">Down signal</text:p>
            <text:p text:style-name="P27">speaker</text:p>
            <text:p text:style-name="P27">(audio wired to<text:line-break/>main laptop)</text:p>
          </draw:text-box>
        </draw:frame>
        <draw:frame draw:style-name="gr246" draw:text-style-name="P3" draw:layer="measurelines" svg:width="3.47cm" svg:height="0.687cm" svg:x="12.938cm" svg:y="5.256cm">
          <draw:text-box>
            <text:p text:style-name="P2">Results Projector</text:p>
          </draw:text-box>
        </draw:frame>
        <draw:g>
          <draw:glue-point draw:id="4" svg:x="1.52cm" svg:y="0.971cm"/>
          <draw:glue-point draw:id="5" svg:x="-1.481cm" svg:y="-2.291cm"/>
          <draw:glue-point draw:id="6" svg:x="-3.515cm" svg:y="3.207cm"/>
          <draw:glue-point draw:id="7" svg:x="2.854cm" svg:y="-3.841cm"/>
          <draw:glue-point draw:id="8" svg:x="-4.911cm" svg:y="1.897cm"/>
          <draw:path draw:style-name="gr247" draw:text-style-name="P4" draw:layer="measurelines" svg:width="0.189cm" svg:height="0.175cm" draw:transform="skewX (-0.00471238898038465) rotate (2.094220569468) translate (19.9464237390462cm 13.9922549074902cm)" svg:viewBox="0 0 190 176" svg:d="M177 176c-120 0-177-50-177-100 0-51 44-76 131-76 0 76 92-76 46 176z">
            <text:p/>
          </draw:path>
          <draw:g>
            <draw:polygon draw:style-name="gr248" draw:text-style-name="P5" draw:layer="measurelines" svg:width="0.523cm" svg:height="1.411cm" draw:transform="skewX (-0.00226892802759259) rotate (2.0943951023932) translate (18.7879457028178cm 14.4573125226196cm)" svg:viewBox="0 0 524 1412" draw:points="524,1110 524,0 0,303 0,1412">
              <text:p/>
            </draw:polygon>
            <draw:polygon draw:style-name="gr249" draw:text-style-name="P9" draw:layer="measurelines" svg:width="0.436cm" svg:height="1.26cm" draw:transform="skewX (-0.00261799387799149) rotate (2.0938715036176) translate (18.8311562750265cm 14.3813967370548cm)" svg:viewBox="0 0 437 1261" draw:points="437,1008 437,0 0,252 0,1261">
              <text:p/>
            </draw:polygon>
            <draw:polygon draw:style-name="gr250" draw:text-style-name="P6" draw:layer="measurelines" svg:width="0.572cm" svg:height="0.327cm" draw:transform="skewX (-0.00558505360638189) rotate (2.0929988389916) translate (18.7901204801618cm 14.5129119694353cm)" svg:viewBox="0 0 573 328" draw:points="49,328 573,25 525,0 0,303">
              <text:p/>
            </draw:polygon>
            <draw:polygon draw:style-name="gr251" draw:text-style-name="P8" draw:layer="measurelines" svg:width="0.049cm" svg:height="1.134cm" draw:transform="skewX (-0.00157079632679492) rotate (2.0943951023932) translate (19.0521253467882cm 14.3601765218846cm)" svg:viewBox="0 0 50 1135" draw:points="50,1135 49,25 0,0 1,1110">
              <text:p/>
            </draw:polygon>
            <draw:polygon draw:style-name="gr252" draw:text-style-name="P10" draw:layer="measurelines" svg:width="0.572cm" svg:height="1.436cm" draw:transform="skewX (-0.00226892802759262) rotate (2.09491870116879) translate (18.7909465165136cm 14.5123279403946cm)" svg:viewBox="0 0 573 1437" draw:points="525,0 0,302 0,1412 49,1437 573,1135 573,25">
              <text:p/>
            </draw:polygon>
          </draw:g>
        </draw:g>
        <draw:frame draw:style-name="gr246" draw:text-style-name="P3" draw:layer="measurelines" svg:width="2.551cm" svg:height="1.559cm" svg:x="19.23cm" svg:y="13.954cm">
          <draw:text-box>
            <text:p text:style-name="P2">Timekeeper<text:line-break/>tablet<text:line-break/>(wifi)</text:p>
          </draw:text-box>
        </draw:frame>
        <draw:line draw:style-name="gr253" draw:text-style-name="P19" draw:layer="measurelines" svg:x1="22.996cm" svg:y1="7.114cm" svg:x2="25.373cm" svg:y2="5.821cm">
          <text:p/>
        </draw:line>
        <draw:g>
          <draw:path draw:style-name="gr254" draw:text-style-name="P4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255" draw:text-style-name="P22" draw:layer="measurelines" svg:width="0.356cm" svg:height="0.676cm" svg:x="26.476cm" svg:y="5.99cm" svg:viewBox="0 0 357 677" draw:points="0,677 0,169 357,0 357,508">
            <text:p/>
          </draw:polygon>
          <draw:polygon draw:style-name="gr256" draw:text-style-name="P6" draw:layer="measurelines" svg:width="0.534cm" svg:height="0.253cm" svg:x="26.298cm" svg:y="5.905cm" svg:viewBox="0 0 535 254" draw:points="178,254 0,169 357,0 535,85">
            <text:p/>
          </draw:polygon>
          <draw:polygon draw:style-name="gr257" draw:text-style-name="P5" draw:layer="measurelines" svg:width="0.177cm" svg:height="0.591cm" svg:x="26.298cm" svg:y="6.074cm" svg:viewBox="0 0 178 592" draw:points="0,508 0,0 178,85 178,592">
            <text:p/>
          </draw:polygon>
          <draw:polygon draw:style-name="gr258" draw:text-style-name="P10" draw:layer="measurelines" svg:width="0.534cm" svg:height="0.761cm" svg:x="26.298cm" svg:y="5.905cm" svg:viewBox="0 0 535 762" draw:points="0,677 0,169 357,0 535,85 535,592 178,762">
            <text:p/>
          </draw:polygon>
          <draw:polygon draw:style-name="gr259" draw:text-style-name="P28" draw:layer="measurelines" svg:width="0.035cm" svg:height="0.067cm" svg:x="26.334cm" svg:y="6.277cm" svg:viewBox="0 0 36 68" draw:points="0,51 0,0 36,17 36,68">
            <text:p/>
          </draw:polygon>
          <draw:polygon draw:style-name="gr260" draw:text-style-name="P29" draw:layer="measurelines" svg:width="0.035cm" svg:height="0.067cm" svg:x="26.405cm" svg:y="6.311cm" svg:viewBox="0 0 36 68" draw:points="0,51 0,0 36,17 36,68">
            <text:p/>
          </draw:polygon>
        </draw:g>
        <draw:line draw:style-name="gr253" draw:text-style-name="P19" draw:layer="measurelines" svg:x1="26.378cm" svg:y1="6.352cm" svg:x2="25.373cm" svg:y2="5.847cm">
          <text:p/>
        </draw:line>
        <draw:line draw:style-name="gr253" draw:text-style-name="P19" draw:layer="measurelines" svg:x1="22.705cm" svg:y1="6.994cm" svg:x2="25.082cm" svg:y2="5.701cm">
          <text:p/>
        </draw:line>
        <draw:line draw:style-name="gr253" draw:text-style-name="P19" draw:layer="measurelines" svg:x1="25.079cm" svg:y1="5.727cm" svg:x2="24.074cm" svg:y2="5.222cm">
          <text:p/>
        </draw:line>
        <draw:g>
          <draw:path draw:style-name="gr261" draw:text-style-name="P4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262" draw:text-style-name="P22" draw:layer="measurelines" svg:width="0.356cm" svg:height="0.676cm" svg:x="24.086cm" svg:y="4.693cm" svg:viewBox="0 0 357 677" draw:points="0,677 0,169 357,0 357,508">
            <text:p/>
          </draw:polygon>
          <draw:polygon draw:style-name="gr263" draw:text-style-name="P6" draw:layer="measurelines" svg:width="0.534cm" svg:height="0.253cm" svg:x="23.908cm" svg:y="4.608cm" svg:viewBox="0 0 535 254" draw:points="178,254 0,169 357,0 535,85">
            <text:p/>
          </draw:polygon>
          <draw:polygon draw:style-name="gr264" draw:text-style-name="P5" draw:layer="measurelines" svg:width="0.177cm" svg:height="0.591cm" svg:x="23.908cm" svg:y="4.777cm" svg:viewBox="0 0 178 592" draw:points="0,508 0,0 178,85 178,592">
            <text:p/>
          </draw:polygon>
          <draw:polygon draw:style-name="gr265" draw:text-style-name="P10" draw:layer="measurelines" svg:width="0.534cm" svg:height="0.761cm" svg:x="23.908cm" svg:y="4.608cm" svg:viewBox="0 0 535 762" draw:points="0,677 0,169 357,0 535,85 535,592 178,762">
            <text:p/>
          </draw:polygon>
          <draw:polygon draw:style-name="gr266" draw:text-style-name="P28" draw:layer="measurelines" svg:width="0.035cm" svg:height="0.067cm" svg:x="23.944cm" svg:y="4.98cm" svg:viewBox="0 0 36 68" draw:points="0,51 0,0 36,17 36,68">
            <text:p/>
          </draw:polygon>
          <draw:polygon draw:style-name="gr267" draw:text-style-name="P29" draw:layer="measurelines" svg:width="0.035cm" svg:height="0.067cm" svg:x="24.015cm" svg:y="5.014cm" svg:viewBox="0 0 36 68" draw:points="0,51 0,0 36,17 36,68">
            <text:p/>
          </draw:polygon>
        </draw:g>
        <draw:line draw:style-name="gr253" draw:text-style-name="P19" draw:layer="measurelines" svg:x1="22.631cm" svg:y1="6.735cm" svg:x2="24.453cm" svg:y2="5.761cm">
          <text:p/>
        </draw:line>
        <draw:g>
          <draw:path draw:style-name="gr268" draw:text-style-name="P4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269" draw:text-style-name="P22" draw:layer="measurelines" svg:width="0.356cm" svg:height="0.676cm" svg:x="21.881cm" svg:y="3.661cm" svg:viewBox="0 0 357 677" draw:points="0,677 0,169 357,0 357,508">
            <text:p/>
          </draw:polygon>
          <draw:polygon draw:style-name="gr270" draw:text-style-name="P6" draw:layer="measurelines" svg:width="0.534cm" svg:height="0.253cm" svg:x="21.703cm" svg:y="3.576cm" svg:viewBox="0 0 535 254" draw:points="178,254 0,169 357,0 535,85">
            <text:p/>
          </draw:polygon>
          <draw:polygon draw:style-name="gr271" draw:text-style-name="P5" draw:layer="measurelines" svg:width="0.177cm" svg:height="0.591cm" svg:x="21.703cm" svg:y="3.745cm" svg:viewBox="0 0 178 592" draw:points="0,508 0,0 178,85 178,592">
            <text:p/>
          </draw:polygon>
          <draw:polygon draw:style-name="gr272" draw:text-style-name="P10" draw:layer="measurelines" svg:width="0.534cm" svg:height="0.761cm" svg:x="21.703cm" svg:y="3.576cm" svg:viewBox="0 0 535 762" draw:points="0,677 0,169 357,0 535,85 535,592 178,762">
            <text:p/>
          </draw:polygon>
          <draw:polygon draw:style-name="gr273" draw:text-style-name="P28" draw:layer="measurelines" svg:width="0.035cm" svg:height="0.067cm" svg:x="21.739cm" svg:y="3.948cm" svg:viewBox="0 0 36 68" draw:points="0,51 0,0 36,17 36,68">
            <text:p/>
          </draw:polygon>
          <draw:polygon draw:style-name="gr274" draw:text-style-name="P29" draw:layer="measurelines" svg:width="0.035cm" svg:height="0.067cm" svg:x="21.81cm" svg:y="3.982cm" svg:viewBox="0 0 36 68" draw:points="0,51 0,0 36,17 36,68">
            <text:p/>
          </draw:polygon>
        </draw:g>
        <draw:line draw:style-name="gr253" draw:text-style-name="P19" draw:layer="measurelines" svg:x1="24.477cm" svg:y1="5.775cm" svg:x2="21.796cm" svg:y2="4.445cm">
          <text:p/>
        </draw:line>
        <draw:g>
          <draw:g>
            <draw:path draw:style-name="gr275" draw:text-style-name="P4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276" draw:text-style-name="P5" draw:layer="layout" svg:width="0.228cm" svg:height="0.264cm" svg:x="21.969cm" svg:y="7.589cm" svg:viewBox="0 0 229 265" draw:points="0,159 46,0 229,106 183,265">
                <text:p/>
              </draw:polygon>
              <draw:polygon draw:style-name="gr277" draw:text-style-name="P6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278" draw:text-style-name="P8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279" draw:text-style-name="P10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80" draw:text-style-name="P4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281" draw:text-style-name="P6" draw:layer="layout" svg:width="0.593cm" svg:height="0.341cm" svg:x="22.369cm" svg:y="6.471cm" svg:viewBox="0 0 594 342" draw:points="475,342 594,274 119,0 0,68">
                <text:p/>
              </draw:polygon>
              <draw:polygon draw:style-name="gr282" draw:text-style-name="P13" draw:layer="layout" svg:width="0.044cm" svg:height="0.104cm" svg:x="22.872cm" svg:y="6.854cm" svg:viewBox="0 0 45 105" draw:points="45,79 45,0 0,26 0,105">
                <text:p/>
              </draw:polygon>
              <draw:polygon draw:style-name="gr283" draw:text-style-name="P8" draw:layer="layout" svg:width="0.197cm" svg:height="0.159cm" svg:x="22.686cm" svg:y="7.338cm" svg:viewBox="0 0 198 160" draw:points="198,46 198,0 0,114 0,160">
                <text:p/>
              </draw:polygon>
              <draw:polygon draw:style-name="gr284" draw:text-style-name="P8" draw:layer="layout" svg:width="0.118cm" svg:height="0.752cm" svg:x="22.844cm" svg:y="6.745cm" svg:viewBox="0 0 119 753" draw:points="119,685 119,0 0,68 0,753">
                <text:p/>
              </draw:polygon>
              <draw:polygon draw:style-name="gr285" draw:text-style-name="P5" draw:layer="layout" svg:width="0.277cm" svg:height="0.204cm" svg:x="22.408cm" svg:y="7.292cm" svg:viewBox="0 0 278 205" draw:points="278,205 278,160 0,0 0,46">
                <text:p/>
              </draw:polygon>
              <draw:polygon draw:style-name="gr286" draw:text-style-name="P6" draw:layer="layout" svg:width="0.355cm" svg:height="0.204cm" svg:x="22.409cm" svg:y="7.247cm" svg:viewBox="0 0 356 205" draw:points="277,205 356,160 79,0 0,46">
                <text:p/>
              </draw:polygon>
              <draw:polygon draw:style-name="gr287" draw:text-style-name="P14" draw:layer="layout" svg:width="0.474cm" svg:height="0.957cm" svg:x="22.369cm" svg:y="6.539cm" svg:viewBox="0 0 475 958" draw:points="475,958 475,274 0,0 0,685">
                <text:p/>
              </draw:polygon>
              <draw:polygon draw:style-name="gr288" draw:text-style-name="P10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289" draw:text-style-name="P15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290" draw:text-style-name="P6" draw:layer="layout" svg:width="0.772cm" svg:height="0.447cm" svg:x="22.364cm" svg:y="7.303cm" svg:viewBox="0 0 773 448" draw:points="258,0 0,149 0,298 258,448 516,448 773,298">
            <text:p/>
          </draw:polygon>
          <draw:polygon draw:style-name="gr291" draw:text-style-name="P16" draw:layer="layout" svg:width="0.257cm" svg:height="0.447cm" svg:x="22.88cm" svg:y="7.825cm" svg:viewBox="0 0 258 448" draw:points="258,298 258,0 0,149 0,448">
            <text:p/>
          </draw:polygon>
          <draw:polygon draw:style-name="gr292" draw:text-style-name="P17" draw:layer="layout" svg:width="0.257cm" svg:height="0.297cm" svg:x="22.622cm" svg:y="7.974cm" svg:viewBox="0 0 258 298" draw:points="258,298 258,0 0,0 0,298">
            <text:p/>
          </draw:polygon>
          <draw:polygon draw:style-name="gr293" draw:text-style-name="P17" draw:layer="layout" svg:width="0.257cm" svg:height="0.447cm" svg:x="22.364cm" svg:y="7.825cm" svg:viewBox="0 0 258 448" draw:points="258,448 258,149 0,0 0,298">
            <text:p/>
          </draw:polygon>
          <draw:polygon draw:style-name="gr294" draw:text-style-name="P8" draw:layer="layout" svg:width="0.257cm" svg:height="0.372cm" svg:x="22.88cm" svg:y="7.601cm" svg:viewBox="0 0 258 373" draw:points="258,224 258,0 0,149 0,373">
            <text:p/>
          </draw:polygon>
          <draw:polygon draw:style-name="gr295" draw:text-style-name="P18" draw:layer="layout" svg:width="0.257cm" svg:height="0.223cm" svg:x="22.622cm" svg:y="7.751cm" svg:viewBox="0 0 258 224" draw:points="258,224 258,0 0,0 0,224">
            <text:p/>
          </draw:polygon>
          <draw:polygon draw:style-name="gr296" draw:text-style-name="P5" draw:layer="layout" svg:width="0.257cm" svg:height="0.372cm" svg:x="22.364cm" svg:y="7.601cm" svg:viewBox="0 0 258 373" draw:points="258,373 258,149 0,0 0,224">
            <text:p/>
          </draw:polygon>
          <draw:polygon draw:style-name="gr297" draw:text-style-name="P5" draw:layer="layout" svg:width="0.257cm" svg:height="0.223cm" svg:x="22.88cm" svg:y="8.124cm" svg:viewBox="0 0 258 224" draw:points="258,75 258,0 0,149 0,224">
            <text:p/>
          </draw:polygon>
          <draw:polygon draw:style-name="gr298" draw:text-style-name="P18" draw:layer="layout" svg:width="0.257cm" svg:height="0.074cm" svg:x="22.622cm" svg:y="8.273cm" svg:viewBox="0 0 258 75" draw:points="258,75 258,0 0,0 0,75">
            <text:p/>
          </draw:polygon>
          <draw:polygon draw:style-name="gr299" draw:text-style-name="P5" draw:layer="layout" svg:width="0.257cm" svg:height="0.223cm" svg:x="22.364cm" svg:y="8.124cm" svg:viewBox="0 0 258 224" draw:points="258,224 258,149 0,0 0,75">
            <text:p/>
          </draw:polygon>
          <draw:polygon draw:style-name="gr300" draw:text-style-name="P10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246" draw:text-style-name="P3" draw:layer="measurelines" svg:width="3.897cm" svg:height="1.123cm" svg:x="23.31cm" svg:y="3.59cm">
          <draw:text-box>
            <text:p text:style-name="P2">Refereeing Devices</text:p>
            <text:p text:style-name="P2">(USB wired) x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9:00:33.591000000</meta:creation-date>
    <dc:date>2015-11-08T15:05:11.559000000</dc:date>
    <meta:editing-duration>PT1H19M35S</meta:editing-duration>
    <meta:editing-cycles>9</meta:editing-cycles>
    <meta:generator>LibreOffice/5.0.3.2$Windows_x86 LibreOffice_project/e5f16313668ac592c1bfb310f4390624e3dbfb75</meta:generator>
    <meta:document-statistic meta:object-count="369"/>
  </office:meta>
</office:document-meta>
</file>